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6000003CC01A6FC540CF9B8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69cm, 1.213cm, 0.618cm, 1.355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47cm"/>
    </style:style>
    <style:style style:name="gr5" style:family="graphic" style:parent-style-name="standard">
      <style:graphic-properties svg:stroke-width="0cm" svg:stroke-color="#1b1b1b" draw:marker-start-width="0.203cm" draw:marker-end-width="0.203cm" draw:fill="solid" draw:fill-color="#ce181e" draw:textarea-horizontal-align="justify" draw:textarea-vertical-align="middle" draw:auto-grow-height="false" fo:min-height="0.13cm" fo:min-width="0.789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6pt" fo:font-weight="bold" style:font-size-asian="18pt" style:font-weight-asian="bold" style:font-size-complex="18pt" style:font-weight-complex="600"/>
    </style:style>
    <style:style style:name="P3" style:family="paragraph">
      <loext:graphic-properties draw:fill="solid" draw:fill-color="#ce181e"/>
      <style:paragraph-properties fo:text-align="center"/>
    </style:style>
    <style:style style:name="T1" style:family="text">
      <style:text-properties style:font-name="DejaVu Sans" fo:font-size="16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6cm" svg:height="19.303cm" svg:x="1.254cm" svg:y="1cm">
          <draw:image xlink:href="Pictures/10000201000003B6000003CC01A6FC540CF9B8DE.png" xlink:type="simple" xlink:show="embed" xlink:actuate="onLoad">
            <text:p/>
          </draw:image>
        </draw:frame>
        <draw:frame draw:style-name="gr2" draw:text-style-name="P2" draw:layer="layout" svg:width="1.222cm" svg:height="0.988cm" svg:x="1.394cm" svg:y="1.889cm">
          <draw:text-box>
            <text:p><text:span text:style-name="T1">a)</text:span></text:p>
          </draw:text-box>
        </draw:frame>
        <draw:frame draw:style-name="gr3" draw:text-style-name="P2" draw:layer="layout" svg:width="1.247cm" svg:height="1.115cm" svg:x="1.219cm" svg:y="6.433cm">
          <draw:text-box>
            <text:p><text:span text:style-name="T1">b)</text:span></text:p>
          </draw:text-box>
        </draw:frame>
        <draw:frame draw:style-name="gr2" draw:text-style-name="P2" draw:layer="layout" svg:width="1.686cm" svg:height="0.988cm" svg:x="1.346cm" svg:y="10.906cm">
          <draw:text-box>
            <text:p><text:span text:style-name="T1">c)</text:span></text:p>
          </draw:text-box>
        </draw:frame>
        <draw:frame draw:style-name="gr4" draw:text-style-name="P2" draw:layer="layout" svg:width="1.247cm" svg:height="0.988cm" svg:x="1.246cm" svg:y="15.097cm">
          <draw:text-box>
            <text:p><text:span text:style-name="T1">d)</text:span></text:p>
          </draw:text-box>
        </draw:frame>
        <draw:custom-shape draw:style-name="gr5" draw:text-style-name="P3" draw:layer="layout" svg:width="1.473cm" svg:height="0.76cm" svg:x="3.032cm" svg:y="15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193cm" fo:page-height="21.4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9T10:13:00.600898374</meta:creation-date>
    <dc:date>2022-03-10T15:34:10.159147104</dc:date>
    <meta:editing-duration>PT36M30S</meta:editing-duration>
    <meta:editing-cycles>7</meta:editing-cycles>
    <meta:generator>LibreOffice/6.0.7.3$Linux_X86_64 LibreOffice_project/00m0$Build-3</meta:generator>
    <meta:document-statistic meta:object-count="6"/>
  </office:meta>
</office:document-meta>
</file>